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EB00000249044528E13B2B84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827cm" svg:x="1.001cm" svg:y="9.373cm">
          <draw:image xlink:href="Pictures/10000000000004EB00000249044528E13B2B842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8-13T18:31:28.262000000</meta:creation-date>
    <dc:date>2021-08-13T18:34:01.257000000</dc:date>
    <meta:editing-duration>PT2M33S</meta:editing-duration>
    <meta:editing-cycles>1</meta:editing-cycles>
    <meta:document-statistic meta:object-count="1"/>
    <meta:generator>LibreOffice/6.3.4.2$Windows_X86_64 LibreOffice_project/60da17e045e08f1793c57c00ba83cdfce946d0aa</meta:generator>
  </office:meta>
</office:document-meta>
</file>